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8a8a" officeooo:paragraph-rsid="00098a8a"/>
    </style:style>
    <style:style style:name="P2" style:family="paragraph" style:parent-style-name="Standard">
      <style:text-properties fo:language="ru" fo:country="RU" officeooo:rsid="00098a8a" officeooo:paragraph-rsid="00098a8a"/>
    </style:style>
    <style:style style:name="P3" style:family="paragraph" style:parent-style-name="Standard">
      <style:text-properties fo:language="ru" fo:country="RU" officeooo:rsid="000e1a53" officeooo:paragraph-rsid="000e1a53"/>
    </style:style>
    <style:style style:name="P4" style:family="paragraph" style:parent-style-name="Standard">
      <style:text-properties fo:language="ru" fo:country="RU" officeooo:rsid="000fd799" officeooo:paragraph-rsid="000fd799"/>
    </style:style>
    <style:style style:name="P5" style:family="paragraph" style:parent-style-name="Standard">
      <style:text-properties fo:language="ru" fo:country="RU" officeooo:rsid="0013ac74" officeooo:paragraph-rsid="0013ac74"/>
    </style:style>
    <style:style style:name="P6" style:family="paragraph" style:parent-style-name="Standard">
      <style:text-properties fo:language="ru" fo:country="RU" officeooo:rsid="0015e02b" officeooo:paragraph-rsid="0015e02b"/>
    </style:style>
    <style:style style:name="P7" style:family="paragraph" style:parent-style-name="Standard">
      <style:text-properties fo:language="ru" fo:country="RU" officeooo:rsid="0017507e" officeooo:paragraph-rsid="0017507e"/>
    </style:style>
    <style:style style:name="P8" style:family="paragraph" style:parent-style-name="Standard">
      <style:text-properties fo:language="ru" fo:country="RU" officeooo:rsid="0018bd6f" officeooo:paragraph-rsid="0018bd6f"/>
    </style:style>
    <style:style style:name="P9" style:family="paragraph" style:parent-style-name="Standard">
      <style:text-properties fo:language="ru" fo:country="RU" officeooo:rsid="0018bd6f" officeooo:paragraph-rsid="001cef4b"/>
    </style:style>
    <style:style style:name="P10" style:family="paragraph" style:parent-style-name="Standard">
      <style:text-properties fo:language="ru" fo:country="RU" officeooo:rsid="0023a387" officeooo:paragraph-rsid="0023a387"/>
    </style:style>
    <style:style style:name="P11" style:family="paragraph" style:parent-style-name="Standard">
      <style:text-properties fo:language="ru" fo:country="RU" officeooo:rsid="00260f89" officeooo:paragraph-rsid="00260f89"/>
    </style:style>
    <style:style style:name="P12" style:family="paragraph" style:parent-style-name="Standard">
      <style:text-properties fo:language="ru" fo:country="RU" officeooo:rsid="00260f89" officeooo:paragraph-rsid="002649a5"/>
    </style:style>
    <style:style style:name="P13" style:family="paragraph" style:parent-style-name="Standard">
      <style:text-properties fo:language="ru" fo:country="RU" officeooo:rsid="002649a5" officeooo:paragraph-rsid="00260f89"/>
    </style:style>
    <style:style style:name="P14" style:family="paragraph" style:parent-style-name="Standard">
      <style:text-properties fo:language="ru" fo:country="RU" officeooo:rsid="0027568d" officeooo:paragraph-rsid="00260f89"/>
    </style:style>
    <style:style style:name="P15" style:family="paragraph" style:parent-style-name="Standard">
      <style:text-properties fo:language="en" fo:country="US" officeooo:rsid="00260f89" officeooo:paragraph-rsid="00260f89"/>
    </style:style>
    <style:style style:name="P16" style:family="paragraph" style:parent-style-name="Standard">
      <style:text-properties fo:language="en" fo:country="US" officeooo:rsid="00288300" officeooo:paragraph-rsid="00288300"/>
    </style:style>
    <style:style style:name="P17" style:family="paragraph" style:parent-style-name="Standard">
      <style:text-properties fo:language="en" fo:country="US" officeooo:rsid="0029558a" officeooo:paragraph-rsid="0029558a"/>
    </style:style>
    <style:style style:name="P18" style:family="paragraph" style:parent-style-name="Standard">
      <style:text-properties fo:language="en" fo:country="US" officeooo:rsid="001b0de6" officeooo:paragraph-rsid="001cef4b"/>
    </style:style>
    <style:style style:name="P19" style:family="paragraph" style:parent-style-name="Standard" style:list-style-name="L1">
      <style:text-properties fo:language="ru" fo:country="RU" officeooo:rsid="00098a8a" officeooo:paragraph-rsid="00098a8a"/>
    </style:style>
    <style:style style:name="P20" style:family="paragraph" style:parent-style-name="Standard" style:list-style-name="L1">
      <style:text-properties fo:language="ru" fo:country="RU" officeooo:rsid="00146999" officeooo:paragraph-rsid="00146999"/>
    </style:style>
    <style:style style:name="P21" style:family="paragraph" style:parent-style-name="Standard">
      <style:text-properties fo:language="ru" fo:country="RU" officeooo:rsid="0031e483" officeooo:paragraph-rsid="0031e483"/>
    </style:style>
    <style:style style:name="P22" style:family="paragraph" style:parent-style-name="Standard">
      <style:text-properties fo:language="ru" fo:country="RU" officeooo:rsid="003585dc" officeooo:paragraph-rsid="003585dc"/>
    </style:style>
    <style:style style:name="P23" style:family="paragraph" style:parent-style-name="Standard">
      <style:text-properties fo:language="ru" fo:country="RU" officeooo:rsid="00374f0f" officeooo:paragraph-rsid="00374f0f"/>
    </style:style>
    <style:style style:name="P24" style:family="paragraph" style:parent-style-name="Standard">
      <style:text-properties fo:language="ru" fo:country="RU" officeooo:rsid="0018bd6f" officeooo:paragraph-rsid="001cef4b"/>
    </style:style>
    <style:style style:name="P25" style:family="paragraph" style:parent-style-name="Standard">
      <style:text-properties fo:language="ru" fo:country="RU" officeooo:rsid="0041d51f" officeooo:paragraph-rsid="0041d51f"/>
    </style:style>
    <style:style style:name="P26" style:family="paragraph" style:parent-style-name="Standard">
      <style:text-properties fo:language="en" fo:country="US" officeooo:rsid="003585dc" officeooo:paragraph-rsid="003585dc"/>
    </style:style>
    <style:style style:name="P27" style:family="paragraph" style:parent-style-name="Standard">
      <style:text-properties fo:language="en" fo:country="US" officeooo:rsid="00374f0f" officeooo:paragraph-rsid="00374f0f"/>
    </style:style>
    <style:style style:name="P28" style:family="paragraph" style:parent-style-name="Standard">
      <style:text-properties fo:language="en" fo:country="US" officeooo:rsid="0039093c" officeooo:paragraph-rsid="0039093c"/>
    </style:style>
    <style:style style:name="P29" style:family="paragraph" style:parent-style-name="Standard">
      <style:text-properties fo:language="en" fo:country="US" officeooo:rsid="003b0844" officeooo:paragraph-rsid="003b0844"/>
    </style:style>
    <style:style style:name="P30" style:family="paragraph" style:parent-style-name="Standard">
      <style:text-properties fo:language="en" fo:country="US" officeooo:rsid="004c8850" officeooo:paragraph-rsid="004c885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7a1db"/>
    </style:style>
    <style:style style:name="T3" style:family="text">
      <style:text-properties fo:language="en" fo:country="US" officeooo:rsid="001b0de6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649a5"/>
    </style:style>
    <style:style style:name="T6" style:family="text">
      <style:text-properties fo:language="ru" fo:country="RU" officeooo:rsid="0026dc3f"/>
    </style:style>
    <style:style style:name="T7" style:family="text">
      <style:text-properties fo:language="ru" fo:country="RU" officeooo:rsid="0027568d"/>
    </style:style>
    <style:style style:name="T8" style:family="text">
      <style:text-properties fo:language="ru" fo:country="RU" officeooo:rsid="002aeecf"/>
    </style:style>
    <style:style style:name="T9" style:family="text">
      <style:text-properties fo:language="ru" fo:country="RU" officeooo:rsid="002cac2d"/>
    </style:style>
    <style:style style:name="T10" style:family="text">
      <style:text-properties fo:language="ru" fo:country="RU" officeooo:rsid="002e1ca6"/>
    </style:style>
    <style:style style:name="T11" style:family="text">
      <style:text-properties fo:language="ru" fo:country="RU" officeooo:rsid="003067fb"/>
    </style:style>
    <style:style style:name="T12" style:family="text">
      <style:text-properties fo:language="ru" fo:country="RU" officeooo:rsid="003c37f0"/>
    </style:style>
    <style:style style:name="T13" style:family="text">
      <style:text-properties fo:language="ru" fo:country="RU" officeooo:rsid="003d6ec5"/>
    </style:style>
    <style:style style:name="T14" style:family="text">
      <style:text-properties fo:language="ru" fo:country="RU" officeooo:rsid="003f0c92"/>
    </style:style>
    <style:style style:name="T15" style:family="text">
      <style:text-properties fo:language="ru" fo:country="RU" officeooo:rsid="004aa71e"/>
    </style:style>
    <style:style style:name="T16" style:family="text">
      <style:text-properties fo:language="ru" fo:country="RU" officeooo:rsid="004c8850"/>
    </style:style>
    <style:style style:name="T17" style:family="text">
      <style:text-properties fo:language="ru" fo:country="RU" officeooo:rsid="004cc3e2"/>
    </style:style>
    <style:style style:name="T18" style:family="text">
      <style:text-properties fo:language="ru" fo:country="RU" officeooo:rsid="004dd906"/>
    </style:style>
    <style:style style:name="T19" style:family="text">
      <style:text-properties fo:language="ru" fo:country="RU" officeooo:rsid="004e2c6d"/>
    </style:style>
    <style:style style:name="T20" style:family="text">
      <style:text-properties officeooo:rsid="000b91de"/>
    </style:style>
    <style:style style:name="T21" style:family="text">
      <style:text-properties officeooo:rsid="00119c0a"/>
    </style:style>
    <style:style style:name="T22" style:family="text">
      <style:text-properties officeooo:rsid="001220ca"/>
    </style:style>
    <style:style style:name="T23" style:family="text">
      <style:text-properties officeooo:rsid="001600a7"/>
    </style:style>
    <style:style style:name="T24" style:family="text">
      <style:text-properties officeooo:rsid="0017a1db"/>
    </style:style>
    <style:style style:name="T25" style:family="text">
      <style:text-properties officeooo:rsid="001a842c"/>
    </style:style>
    <style:style style:name="T26" style:family="text">
      <style:text-properties officeooo:rsid="001cef4b"/>
    </style:style>
    <style:style style:name="T27" style:family="text">
      <style:text-properties officeooo:rsid="0024e1c8"/>
    </style:style>
    <style:style style:name="T28" style:family="text">
      <style:text-properties officeooo:rsid="002cac2d"/>
    </style:style>
    <style:style style:name="T29" style:family="text">
      <style:text-properties officeooo:rsid="003067fb"/>
    </style:style>
    <style:style style:name="T30" style:family="text">
      <style:text-properties officeooo:rsid="0033511d"/>
    </style:style>
    <style:style style:name="T31" style:family="text">
      <style:text-properties officeooo:rsid="0034a3a6"/>
    </style:style>
    <style:style style:name="T32" style:family="text">
      <style:text-properties officeooo:rsid="003f0c92"/>
    </style:style>
    <style:style style:name="T33" style:family="text">
      <style:text-properties officeooo:rsid="00411c0d"/>
    </style:style>
    <style:style style:name="T34" style:family="text">
      <style:text-properties officeooo:rsid="0042a290"/>
    </style:style>
    <style:style style:name="T35" style:family="text">
      <style:text-properties officeooo:rsid="004cc3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uriga</text:p>
      <text:p text:style-name="P1"/>
      <text:p text:style-name="P2">Функции <text:span text:style-name="T1">(</text:span>по приоритету)</text:p>
      <text:list xml:id="list1535744134" text:style-name="L1">
        <text:list-item>
          <text:p text:style-name="P19">Текущие остатки на счетах</text:p>
        </text:list-item>
        <text:list-item>
          <text:p text:style-name="P20">Пересчет стоимость портфеля на дату</text:p>
        </text:list-item>
        <text:list-item>
          <text:p text:style-name="P20">Динамика изменения стоимость</text:p>
        </text:list-item>
      </text:list>
      <text:p text:style-name="P2"/>
      <text:p text:style-name="P2">Имущество или актив (<text:span text:style-name="T1">asset)</text:span> — основная учетная единица.</text:p>
      <text:p text:style-name="P2"/>
      <text:p text:style-name="P2">Схема следующая: ведется учет количества и стоимости актива. Стоимость актива должна быть выражена в единицах любого другого актива.</text:p>
      <text:p text:style-name="P2"/>
      <text:p text:style-name="P2"><text:span text:style-name="T1">Q: </text:span>Если использовать фиктивный актив для оформления ввода/вывода средств, то как выразить его стоимость? <text:span text:style-name="T20">Значит нельзя на остатках учитывать стоимость, нужно учитывать только количество. С другой стороны, если не учитывать стоимость, то нужно будет каждый раз пересчитывать. А если учитывать, то как это делать, ведь один и тот же актив может быть обменен на разные другие активы. Очень показательна в этом плане денежная позиция — ее мы точно не сможем оценивать в других активах.</text:span></text:p>
      <text:p text:style-name="P2"/>
      <text:p text:style-name="P3">В принципе хранение стоимость остатков дает нам не так много. Это всего лишь возможность более удобно считать разницу между текущей и балансовой стоимостью.</text:p>
      <text:p text:style-name="P3"/>
      <text:p text:style-name="P4">Кстати, если не учитывать балансовую стоимость, то <text:span text:style-name="T21">по остаткам </text:span>мы во<text:span text:style-name="T32">о</text:span>б<text:span text:style-name="T32">щ</text:span>е не сможем понять разницу. <text:span text:style-name="T22">И это даже не вопрос пересчета в другую валюту/актив.</text:span> <text:span text:style-name="T21">Ведь остатки меняются во времени, как и стоимость. И что бы получить стоимость позиции на определенную дату нужно будет поднимать все движения.</text:span></text:p>
      <text:p text:style-name="P4"/>
      <text:p text:style-name="P5">Но если мы разделим денежные позиции и активы мы лишаем возможности торговать любым активом за любой актив.</text:p>
      <text:p text:style-name="P5"/>
      <text:p text:style-name="P6">По сути остатки нам нужны просто для определения границ — когда мы можем списывать, а когда нет. Это больше технический вопрос. <text:span text:style-name="T23">Также остатки могут быть использованы для ускорения. Мы просто берем записи об остатках на дату, вместо того, что бы для каждой даты выполнять суммирование от самого начала. Такая вот денормализация.</text:span></text:p>
      <text:p text:style-name="P6"/>
      <text:p text:style-name="P7">Давай прикинем как будет выглядеть запрос на получение остатков по счетам и для пересчета стоимости. <text:span text:style-name="T24">Для получения остатков на дату нам нужно </text:span><text:span text:style-name="T2">select distinct </text:span><text:span text:style-name="T24">с сортировкой по дате в обратную сторону. Тогда получим по одной записи на актив.</text:span></text:p>
      <text:p text:style-name="P7"/>
      <text:p text:style-name="P9">Со стоимостью все таки нужно решать вопрос. <text:span text:style-name="T25">Проблема исчезнет, если стоимость остатков выражать каждый раз в том активе, в котором выражена операция. Однако возникает вопрос как списывать, в какой валюте-активе</text:span><text:span text:style-name="T3">?</text:span></text:p>
      <text:p text:style-name="P9"><text:span text:style-name="T3"/></text:p>
      <text:p text:style-name="P25">Позднее прим<text:span text:style-name="T1">.: </text:span>Кажется речь идет о двойной записи <text:span text:style-name="T34">или какой то похожей форме записи, когда у нас на одной стороне актив учета, а с другой — актив выражения стоимости. И тогда мы сможем получить как остатки, так и источники. Но нужно ли это? Кажется да. Дальше рассмотрим как </text:span><text:soft-page-break/><text:span text:style-name="T34">все таки баланс подбить, если стоимость выражена в любом другом активе. Ведь <text:s/>это может быть важно, например, если мы купили 10 акци: за 8 заплатили рублями, за 2 баксами.</text:span></text:p>
      <text:p text:style-name="P18"/>
      <text:p text:style-name="P9"><text:span text:style-name="T26">Есть предложение для любого актива иметь возможность заводить его «валюту». Это просто другой актив, в котором будет выражаться стоимость. Признак «валюты» гарантирует, что возможно осуществить пересчет в любой актив, для которого установлен признак «валюта». Наличие такой «валюты» должно гарантировать, что можно будет делать пересчет. Значит для любого актива надо делать такую штуку — типа признак валюты: может ли актив использоваться для выражения стоимости других активов. Тогда такой актив можно вводить и выводить из системы используя фиктивный актив на другой стороне? Тогда фиктивная актив должен иметь какую-то то конкретную стоимость</text:span><text:span text:style-name="T3"> </text:span><text:span text:style-name="T26">иначе дебет с кредитом не сойдется? Для каких случаев он не сойдется? Не сойдется, если не будет пересчета из одной валюты в другую. И тут кстати не нужно путать конвертацию валют и выражение стоимости. </text:span></text:p>
      <text:p text:style-name="P9"/>
      <text:p text:style-name="P10">Хорошо, <text:span text:style-name="T33">тогда</text:span> для актива без признака «валюта» должна быть установлена базовая валюта. И тогда его стоимость выражается в этой базовой валюте. Тогда для актива с признаком «валюта» базовая валюта установлена быть не должна. И такой актив учитывается в ед<text:span text:style-name="T27">и</text:span>ницах самого себя, <text:s/>то есть рубли учитываются в рублях, доллары — в долларах. Выглядит вполне логично.</text:p>
      <text:p text:style-name="P8"/>
      <text:p text:style-name="P11">Какие операции нужно учитывать:</text:p>
      <text:p text:style-name="P15"><text:span text:style-name="T29">1</text:span>) <text:span text:style-name="T4">Зачисление/вывод валюты</text:span></text:p>
      <text:p text:style-name="P12"><text:span text:style-name="T29">2</text:span>) Зачисление/вывод актива на счет</text:p>
      <text:p text:style-name="P15"><text:span text:style-name="T11">3</text:span><text:span text:style-name="T4">) Покупка/продажа </text:span><text:span text:style-name="T5">валюты</text:span></text:p>
      <text:p text:style-name="P13"><text:span text:style-name="T29">4</text:span>) Покупка/продажа актива за валюту</text:p>
      <text:p text:style-name="P15"><text:span text:style-name="T11">5</text:span><text:span text:style-name="T6">) Неторговые операции (зачисления и списания, например дивиденды и комиссии)</text:span></text:p>
      <text:p text:style-name="P15"><text:span text:style-name="T11">6</text:span><text:span text:style-name="T7">) Перевод активов между портфелями</text:span></text:p>
      <text:p text:style-name="P14"/>
      <text:p text:style-name="P16"><text:span text:style-name="T7">П</text:span><text:span text:style-name="T4">ортфель — разделитель учета</text:span></text:p>
      <text:p text:style-name="P16"><text:span text:style-name="T4">Источник хранения — типа фирма, депозитарий, </text:span><text:span text:style-name="T8">тумбочка</text:span><text:span text:style-name="T10">, банк</text:span></text:p>
      <text:p text:style-name="P17"><text:span text:style-name="T4">Оператор — </text:span><text:span text:style-name="T9">кто совершает операции от имени инвестора </text:span><text:span text:style-name="T28">(</text:span><text:span text:style-name="T4">брокер, </text:span><text:span text:style-name="T9">владелец, </text:span><text:span text:style-name="T10">банк</text:span><text:span text:style-name="T9">)</text:span></text:p>
      <text:p text:style-name="P11"/>
      <text:p text:style-name="P21">Валюты наверное нужно делать отдельной записью <text:span text:style-name="T30">со ссылкой на актив</text:span>. <text:span text:style-name="T31">Тогда можно отдельно получить список валют и внешний ключ из таблицы проводок сделать.</text:span> </text:p>
      <text:p text:style-name="P21"/>
      <text:p text:style-name="P22">Итого:</text:p>
      <text:p text:style-name="P22"/>
      <text:p text:style-name="P22">Из проекта в табличном редакторе у нас есть следующие движения:</text:p>
      <text:p text:style-name="P26">1) <text:span text:style-name="T4">Торговля (торговые операции купли-продажи)</text:span></text:p>
      <text:p text:style-name="P26"><text:span text:style-name="T4">2) Купонный доход</text:span></text:p>
      <text:p text:style-name="P26"><text:span text:style-name="T4">3) Дивиденды </text:span>US</text:p>
      <text:p text:style-name="P26"/>
      <text:p text:style-name="P23">Еще необходимо:</text:p>
      <text:p text:style-name="P27">1) <text:span text:style-name="T4">Ввод-вывод средств</text:span></text:p>
      <text:p text:style-name="P28">2) <text:span text:style-name="T15">Ввод</text:span><text:span text:style-name="T4"> остатков</text:span></text:p>
      <text:p text:style-name="P28"><text:span text:style-name="T4"/></text:p>
      <text:p text:style-name="P29"><text:span text:style-name="T4">Поразмышляем по поводу актив</text:span><text:span text:style-name="T16">а</text:span><text:span text:style-name="T4">, которы</text:span><text:span text:style-name="T16">й</text:span><text:span text:style-name="T4"> </text:span><text:span text:style-name="T16">может</text:span><text:span text:style-name="T4"> быть куплен за </text:span><text:span text:style-name="T16">разную</text:span><text:span text:style-name="T4"> валюту </text:span><text:span text:style-name="T16">в том смысле, что нам нужно учесть торговые операции в разных валютах для одного актива</text:span><text:span text:style-name="T4">. Например, речь об инвестиционных монетах. </text:span></text:p>
      <text:p text:style-name="P29"><text:span text:style-name="T4"/></text:p>
      <text:p text:style-name="P30"><text:soft-page-break/><text:span text:style-name="T14">Р</text:span><text:span text:style-name="T4">ассмотрим пример. </text:span><text:span text:style-name="T17">Купили Георгия 2 шт за </text:span><text:span text:style-name="T35">USD, </text:span><text:span text:style-name="T17">и 4 шт за </text:span><text:span text:style-name="T35">RUB. </text:span><text:span text:style-name="T18">Если ли ситуации, когда в будущем нам нужно </text:span><text:span text:style-name="T19">будет учитывать </text:span><text:span text:style-name="T18">разделение по валютам</text:span><text:span text:style-name="T18">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22:30.512000000</meta:creation-date>
    <dc:date>2021-09-16T05:38:10.166000000</dc:date>
    <meta:editing-duration>PT13H33M</meta:editing-duration>
    <meta:editing-cycles>68</meta:editing-cycles>
    <meta:generator>LibreOffice/6.0.2.1$Windows_X86_64 LibreOffice_project/f7f06a8f319e4b62f9bc5095aa112a65d2f3ac89</meta:generator>
    <meta:document-statistic meta:table-count="0" meta:image-count="0" meta:object-count="0" meta:page-count="3" meta:paragraph-count="38" meta:word-count="737" meta:character-count="4906" meta:non-whitespace-character-count="4196"/>
  </office:meta>
</office:document-meta>
</file>